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r5" style:family="presentation" style:parent-style-name="lyt-paper-outline1">
      <style:graphic-properties draw:fill="none" draw:fill-color="#99ccff" draw:fill-image-width="0cm" draw:fill-image-height="0cm" fo:min-height="10.75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family="AppleGothic" style:font-family-generic="swiss" style:font-pitch="variable" fo:font-style="italic" style:font-style-asian="italic" style:font-style-complex="italic"/>
    </style:style>
    <style:style style:name="P7" style:family="paragraph">
      <style:text-properties fo:font-family="AppleGothic" style:font-family-generic="swiss" style:font-pitch="variable" fo:font-style="italic" style:font-style-asian="italic" style:font-style-complex="italic"/>
    </style:style>
    <style:style style:name="P8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ppleGothic" style:font-family-generic="swiss" style:font-pitch="variable" fo:font-style="italic" style:font-style-asian="italic" style:font-style-complex="italic"/>
    </style:style>
    <style:style style:name="T6" style:family="text">
      <style:text-properties fo:font-family="AppleGothic" style:font-family-generic="swiss" style:font-pitch="variable" fo:font-style="italic" style:font-style-asian="italic" style:font-style-complex="italic"/>
    </style:style>
    <style:style style:name="T7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8" style:family="text">
      <style:text-properties fo:font-family="Arial" style:font-family-generic="swiss" style:font-pitch="variable" fo:font-style="normal" style:font-style-asian="normal" style:font-style-complex="normal"/>
    </style:style>
    <style:style style:name="T9" style:family="text">
      <style:text-properties fo:font-family="Arial" style:font-family-generic="swiss" style:font-pitch="variable" fo:font-style="normal" style:text-underline-style="none" style:font-style-asian="normal" style:font-style-complex="normal"/>
    </style:style>
    <style:style style:name="T10" style:family="text">
      <style:text-properties fo:font-family="Arial" style:font-family-generic="swiss" style:font-pitch="variab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Running a</text:span><text:span text:style-name="T1"><text:line-break/></text:span><text:span text:style-name="T1">Perl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how to write a perl script</text:span></text:p>
              </text:list-item>
              <text:list-item>
                <text:p><text:span text:style-name="T3">How you run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heba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All scripts need to start with a hashbang (shebang) line (see bin/shebang.pl)</text:span></text:p>
                <text:p><text:span text:style-name="T3"/></text:p>
                <text:p><text:span text:style-name="T4">#! /Users/ajb/dev/bin/perl (-wT)</text:span></text:p>
                <text:p><text:span text:style-name="T3"/></text:p>
              </text:list-item>
              <text:list-item>
                <text:p><text:span text:style-name="T3">Lets take a look at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6" draw:layer="layout" svg:width="24cm" svg:height="3.507cm" svg:x="2cm" svg:y="1.637cm" presentation:class="title">
          <draw:text-box>
            <text:p text:style-name="P5"><text:span text:style-name="T5">#!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Usually # signifies a comment in almost all languages</text:span></text:p>
              </text:list-item>
              <text:list-item>
                <text:p><text:span text:style-name="T3">Exception, first line found with a ! after it</text:span></text:p>
              </text:list-item>
              <text:list-item>
                <text:p><text:span text:style-name="T3">Tells the computer that this is the intepreter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7" draw:layer="layout" svg:width="24cm" svg:height="3.507cm" svg:x="2cm" svg:y="1.637cm" presentation:class="title">
          <draw:text-box>
            <text:list text:style-name="L1">
              <text:list-header>
                <text:p text:style-name="P7"><text:span text:style-name="T6">/Users/ajb/dev/bin/perl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he full file path of the interpreter executable</text:span></text:p>
              </text:list-item>
              <text:list-item>
                <text:p><text:span text:style-name="T3">This executable is responsible for compiling and running the rest of the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7" draw:layer="layout" svg:width="24cm" svg:height="3.507cm" svg:x="2cm" svg:y="1.637cm" presentation:class="title">
          <draw:text-box>
            <text:list text:style-name="L1">
              <text:list-header>
                <text:p text:style-name="P7"><text:span text:style-name="T6">(-wT)</text:span></text:p>
              </text:list-header>
            </text:list>
          </draw:text-box>
        </draw:frame>
        <draw:frame presentation:style-name="pr3" draw:text-style-name="P4" draw:layer="layout" svg:width="23cm" svg:height="10.83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Optional arguments can be provided as though this were a command line</text:span></text:p>
              </text:list-item>
              <text:list-item>
                <text:p><text:span text:style-name="T3">w and T are the most common</text:span></text:p>
              </text:list-item>
              <text:list-item>
                <text:p><text:span text:style-name="T3">We will mostly be using w (warnings)</text:span></text:p>
              </text:list-item>
              <text:list-item>
                <text:p><text:span text:style-name="T3">T stands for Taint mode, and is used mainly on web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Lets run it!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f we run</text:span></text:p>
                <text:p><text:span text:style-name="T4">ajb&gt;bin/shebang.pl</text:span></text:p>
              </text:list-item>
              <text:list-item>
                <text:p><text:span text:style-name="T3">The computer executes</text:span></text:p>
                <text:p><text:span text:style-name="T4">/Users/ajb/dev/bin/perl -w bin/shebang.pl</text:span></text:p>
              </text:list-item>
              <text:list-item>
                <text:p><text:span text:style-name="T3">Try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That didn't do anything!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e now need to add some statements to execute</text:span></text:p>
                <text:p><text:span text:style-name="T3"/></text:p>
              </text:list-item>
              <text:list-item>
                <text:p><text:span text:style-name="T3">The first one anyone ever writes for any language is hello_wor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bin/hello_world.pl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We add in a statement</text:span></text:p>
                <text:p><text:span text:style-name="T4">print 'Hello World!';</text:span></text:p>
                <text:p><text:span text:style-name="T3"/></text:p>
              </text:list-item>
              <text:list-item>
                <text:p><text:span text:style-name="T3">Run it</text:span></text:p>
                <text:p><text:span text:style-name="T4">ajb&gt;bin/hello_world.pl</text:span></text:p>
                <text:p><text:span text:style-name="T4">Hello World!ajb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Lets look at the statement.</text:span></text:p>
              </text:list-header>
            </text:list>
          </draw:text-box>
        </draw:frame>
        <draw:frame presentation:style-name="pr5" draw:text-style-name="P4" draw:layer="layout" svg:width="23cm" svg:height="13.859cm" svg:x="2.5cm" svg:y="5.141cm" presentation:class="outline" presentation:user-transformed="true">
          <draw:text-box>
            <text:list text:style-name="L2">
              <text:list-header>
                <text:p><text:span text:style-name="T4">print</text:span></text:p>
              </text:list-header>
              <text:list-item>
                <text:p><text:span text:style-name="T3">print is a 'function' or 'keyword'. It tells perl to print the next argument</text:span></text:p>
                <text:p><text:span text:style-name="T4">'Hello World!'</text:span></text:p>
              </text:list-item>
              <text:list-item>
                <text:p><text:span text:style-name="T3">A string argument, that we want printed</text:span></text:p>
                <text:p><text:span text:style-name="T4">;</text:span></text:p>
              </text:list-item>
              <text:list-item>
                <text:p><text:span text:style-name="T8">commands need a ; to signify that the command has ended – leaving it out will break your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comments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Look in the file</text:span></text:p>
                <text:p><text:span text:style-name="T4">bin/hello_world.pl</text:span></text:p>
              </text:list-item>
              <text:list-item>
                <text:p><text:span text:style-name="T4">You'll see</text:span></text:p>
                <text:p><text:span text:style-name="T4"># this is a comment to explain print (do this function on) 'Hello World!' (this string) ; (end of statement)</text:span></text:p>
              </text:list-item>
              <text:list-item>
                <text:p><text:span text:style-name="T8">Anything after a # until the end of the line is a comment, and is igno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Failing scripts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Perl tries to be helpful when scripts fail</text:span></text:p>
                <text:p><text:span text:style-name="T4">ajb&gt;bin/fail_world.pl</text:span></text:p>
                <text:p><text:span text:style-name="T4">Illegal division by zero at bin/fail_world.pl line 4</text:span></text:p>
              </text:list-item>
              <text:list-item>
                <text:p><text:span text:style-name="T8">This is helpful. We know what the error is, and where it is in the script.</text:span></text:p>
              </text:list-item>
              <text:list-item>
                <text:p><text:span text:style-name="T8">Sometimes some investigation further is needed, but it hel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External Code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You can pull in extras code (modules) to provide extra functions</text:span></text:p>
                <text:p><text:span text:style-name="T4">use Modern::Perl;</text:span></text:p>
                <text:p><text:span text:style-name="T4">say 'Welcome, to a whole new world.';</text:span></text:p>
              </text:list-item>
              <text:list-item>
                <text:p><text:span text:style-name="T8">The </text:span><text:span text:style-name="T4">use</text:span><text:span text:style-name="T8"> keyword tells the interpreter to go and locate this code, and compile and run it, and gives us </text:span><text:span text:style-name="T4">sa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External Code</text:span></text:p>
              </text:list-header>
            </text:list>
          </draw:text-box>
        </draw:frame>
        <draw:frame presentation:style-name="pr3" draw:text-style-name="P4" draw:layer="layout" svg:width="23cm" svg:height="11.335cm" svg:x="2.5cm" svg:y="5.75cm" presentation:class="outline" presentation:user-transformed="true">
          <draw:text-box>
            <text:list text:style-name="L2">
              <text:list-header>
                <text:p><text:span text:style-name="T4">ajb&gt;bin/brave_new_world.pl</text:span></text:p>
                <text:p><text:span text:style-name="T4">Welcome, to a whole new world.</text:span></text:p>
                <text:p><text:span text:style-name="T4">ajb&gt;</text:span></text:p>
                <text:p><text:span text:style-name="T4"/></text:p>
              </text:list-header>
              <text:list-item>
                <text:p><text:span text:style-name="T8">Try removing the use line, save and retry</text:span></text:p>
              </text:list-item>
              <text:list-item>
                <text:p><text:span text:style-name="T8">BIG ERROR message – say function doesn't ex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1.637cm" presentation:class="title">
          <draw:text-box>
            <text:list text:style-name="L1">
              <text:list-header>
                <text:p text:style-name="P8"><text:span text:style-name="T7">Summary</text:span></text:p>
              </text:list-header>
            </text:list>
          </draw:text-box>
        </draw:frame>
        <draw:frame presentation:style-name="pr3" draw:text-style-name="P4" draw:layer="layout" svg:width="23cm" svg:height="11.835cm" svg:x="2.5cm" svg:y="5.75cm" presentation:class="outline" presentation:user-transformed="true">
          <draw:text-box>
            <text:list text:style-name="L2">
              <text:list-item>
                <text:p><text:span text:style-name="T8">You must have the shebang line:</text:span></text:p>
                <text:p><text:span text:style-name="T4">#! /Users/ajb/dev/bin/perl (-wT)</text:span></text:p>
              </text:list-item>
              <text:list-item>
                <text:p><text:span text:style-name="T8">Statements follow</text:span></text:p>
                <text:p><text:span text:style-name="T4">&lt;function&gt; &lt;parameters&gt;;</text:span></text:p>
              </text:list-item>
              <text:list-item>
                <text:p><text:span text:style-name="T9">Use external code</text:span></text:p>
                <text:p><text:span text:style-name="T10">use Modern::Perl;</text:span></text:p>
              </text:list-item>
              <text:list-item>
                <text:p><text:span text:style-name="T9">Failures fail, and try to be help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8" draw:layer="layout" svg:width="24cm" svg:height="3.507cm" svg:x="2cm" svg:y="8.5cm" presentation:class="title" presentation:user-transformed="true">
          <draw:text-box>
            <text:list text:style-name="L1">
              <text:list-header>
                <text:p text:style-name="P8"><text:span text:style-name="T7">Any questions so far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4T14:28:58</meta:creation-date>
    <meta:editing-duration>PT01H34M57S</meta:editing-duration>
    <meta:editing-cycles>14</meta:editing-cycles>
    <dc:date>2011-03-24T16:03:42</dc:date>
    <dc:creator>Andy Brown</dc:creator>
    <meta:generator>OpenOffice.org/3.2$Unix OpenOffice.org_project/320m12$Build-9483</meta:generator>
    <meta:document-statistic meta:object-count="94"/>
  </office:meta>
</office:document-meta>
</file>